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8ace" officeooo:paragraph-rsid="000c8ace"/>
    </style:style>
    <style:style style:name="P2" style:family="paragraph" style:parent-style-name="Standard">
      <style:text-properties officeooo:rsid="000c9e3d" officeooo:paragraph-rsid="000c9e3d"/>
    </style:style>
    <style:style style:name="P3" style:family="paragraph" style:parent-style-name="Standard">
      <style:text-properties fo:font-variant="normal" fo:text-transform="none" fo:color="#393a34" style:font-name="SFMono-Regular" fo:font-size="10.5pt" fo:letter-spacing="normal" fo:font-style="normal" fo:font-weight="normal" officeooo:rsid="000c9e3d" officeooo:paragraph-rsid="000c9e3d"/>
    </style:style>
    <style:style style:name="T1" style:family="text">
      <style:text-properties officeooo:rsid="000ee9ca"/>
    </style:style>
    <style:style style:name="T2" style:family="text">
      <style:text-properties officeooo:rsid="000f6a84"/>
    </style:style>
    <style:style style:name="T3" style:family="text">
      <style:text-properties officeooo:rsid="001565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In terminal – to allow system’s mysql to connect to all ip addresses - </text:p>
      <text:p text:style-name="P1">Go to sudo nano /etc/mysql/mysql.conf.d/mysqld.cnf</text:p>
      <text:p text:style-name="P1">and change binding ip address of mysql to 0.0.0.0 for both rows</text:p>
      <text:p text:style-name="P1"/>
      <text:p text:style-name="P1">2. Restart mysql service - </text:p>
      <text:p text:style-name="P1">sudo service mysql restart</text:p>
      <text:p text:style-name="P1"/>
      <text:p text:style-name="P1">3. <text:span text:style-name="T2">type ‘ifconfig’ command in terminal</text:span></text:p>
      <text:p text:style-name="P1">Here you can see ‘<text:span text:style-name="T1">d</text:span>ocker0’ network with inet ip address of ‘172.17.0.1’</text:p>
      <text:p text:style-name="P1"/>
      <text:p text:style-name="P2">4. Open db weaver - </text:p>
      <text:p text:style-name="P2">connect to mysql in it and create a new user</text:p>
      <text:p text:style-name="P2">eg. </text:p>
      <text:p text:style-name="P2">username <text:s/>- yash</text:p>
      <text:p text:style-name="P2">Host - % (means all)</text:p>
      <text:p text:style-name="P2">password, confirm password - </text:p>
      <text:p text:style-name="P2">Max queries – 1000</text:p>
      <text:p text:style-name="P2">Max updates – 1000</text:p>
      <text:p text:style-name="P2">max connections – 100</text:p>
      <text:p text:style-name="P2">max user connections – 100</text:p>
      <text:p text:style-name="P2">DBA privileges – check all or select some permissions</text:p>
      <text:p text:style-name="P2">SAVE</text:p>
      <text:p text:style-name="P2"/>
      <text:p text:style-name="P2">5. In DB weaver also connect your superset postgres sql database - </text:p>
      <text:p text:style-name="P2">To check credentials for the same - </text:p>
      <text:p text:style-name="P2">go to superset/docker – $ ll</text:p>
      <text:p text:style-name="P2">$ nano .env-non-dev</text:p>
      <text:p text:style-name="P2"/>
      <text:p text:style-name="P2">here you can check <text:s/>- </text:p>
      <text:p text:style-name="P2"># database configurations (do not modify)</text:p>
      <text:p text:style-name="P2">DATABASE_DB=superset</text:p>
      <text:p text:style-name="P2">DATABASE_HOST=db</text:p>
      <text:p text:style-name="P2">DATABASE_PASSWORD=superset</text:p>
      <text:p text:style-name="P2">DATABASE_USER=superset</text:p>
      <text:p text:style-name="P2"/>
      <text:p text:style-name="P2"># database engine specific environment variables</text:p>
      <text:p text:style-name="P2"># change the below if you prefers another database engine</text:p>
      <text:p text:style-name="P2">DATABASE_PORT=5432</text:p>
      <text:p text:style-name="P2">DATABASE_DIALECT=postgresql</text:p>
      <text:p text:style-name="P2">POSTGRES_DB=superset</text:p>
      <text:p text:style-name="P2">POSTGRES_USER=superset</text:p>
      <text:p text:style-name="P2">POSTGRES_PASSWORD=superset</text:p>
      <text:p text:style-name="P2"/>
      <text:p text:style-name="P2">6. start superset using docker-compose-non-dev - </text:p>
      <text:p text:style-name="P3"><text:span text:style-name="T3">$ </text:span>docker-compose -f docker-compose-non-dev.yml up</text:p>
      <text:p text:style-name="P3"/>
      <text:p text:style-name="P3">7. Create database connection -</text:p>
      <text:p text:style-name="P3">Host – 172.17.0.1</text:p>
      <text:p text:style-name="P3">PORT – 3306</text:p>
      <text:p text:style-name="P3">database – db_name</text:p>
      <text:p text:style-name="P3">username – yash</text:p>
      <text:p text:style-name="P3">password - </text:p>
      <text:p text:style-name="P3">Press Finish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Mono-Regular" svg:font-family="SFMono-Regular, Consolas, 'Liberation Mono', Menlo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8T15:01:43.836325713</meta:creation-date>
    <dc:date>2022-08-18T15:12:43.631090424</dc:date>
    <meta:editing-duration>PT10M56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1" meta:paragraph-count="45" meta:word-count="199" meta:character-count="1350" meta:non-whitespace-character-count="1173"/>
  </office:meta>
</office:document-meta>
</file>